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6300003F430000385E08AE66D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6.194cm" svg:height="14.429cm" svg:x="5.961cm" svg:y="3.337cm">
          <draw:image xlink:href="Pictures/2000006300003F430000385E08AE66DE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8-14T10:57:54</meta:creation-date>
    <dc:date>2009-08-14T10:59:22</dc:date>
    <dc:language>en-US</dc:language>
    <meta:editing-cycles>2</meta:editing-cycles>
    <meta:editing-duration>PT1M28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